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1" style:master-page-name="">
      <style:paragraph-properties fo:margin-left="0.1in" fo:margin-right="0in" fo:text-align="start" style:justify-single-word="false" fo:text-indent="0in" style:auto-text-indent="false" style:page-number="auto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margin-left="0.1in" fo:margin-right="0in" fo:text-align="start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Fireworks TODO</text:p>
      <text:p text:style-name="P5"/>
      <text:list xml:id="list30564865347761918" text:style-name="L1">
        <text:list-item>
          <text:p text:style-name="P4">Need test different gameplay options</text:p>
        </text:list-item>
        <text:list-item>
          <text:p text:style-name="P4">Need to figure out what the Ideal Gameplay for this game is</text:p>
        </text:list-item>
        <text:list-item>
          <text:p text:style-name="P4">View Celeste Movement code and see how it can be applied to this game</text:p>
        </text:list-item>
        <text:list-item>
          <text:p text:style-name="P4">Need to comment and clean code.....</text:p>
        </text:list-item>
        <text:list-item>
          <text:p text:style-name="P4">Try allowing player to launch arrows in different directions</text:p>
        </text:list-item>
        <text:list-item>
          <text:p text:style-name="P4">Consider adding logic that allows arrows to ricochet </text:p>
        </text:list-item>
      </text:list>
      <text:p text:style-name="P2"/>
      <text:p text:style-name="P2"/>
      <text:p text:style-name="P3">DONE</text:p>
      <text:list xml:id="list21300880" text:continue-numbering="true" text:style-name="L1">
        <text:list-item>
          <text:p text:style-name="P6">Fix bug where Arrow can get destroyed before the player fires it (See why arrow is getting destroyed before making contact with the objects)</text:p>
        </text:list-item>
        <text:list-item>
          <text:p text:style-name="P7">Fix bug where Player Character gets stuck on walls. (This issue was solved by first, creating a listener on the player character the checked if the player was next to a wall. If it was, it would stop the player from being able to move further) (Second issue was fixed by adding a new physics material to the ground that had no friction.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ahj Newland</meta:initial-creator>
    <meta:creation-date>2018-03-24T13:52:37.52</meta:creation-date>
    <dc:date>2018-04-11T01:11:15.52</dc:date>
    <dc:creator>Tahj Newland</dc:creator>
    <meta:editing-duration>P2DT16H29M9S</meta:editing-duration>
    <meta:editing-cycles>6</meta:editing-cycles>
    <meta:generator>OpenOffice/4.1.5$Win32 OpenOffice.org_project/415m1$Build-9789</meta:generator>
    <meta:document-statistic meta:table-count="0" meta:image-count="0" meta:object-count="0" meta:page-count="1" meta:paragraph-count="10" meta:word-count="153" meta:character-count="823"/>
  </office:meta>
</office:document-meta>
</file>